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3de" officeooo:paragraph-rsid="001383de"/>
    </style:style>
    <style:style style:name="P2" style:family="paragraph" style:parent-style-name="Standard">
      <style:text-properties officeooo:rsid="00145028" officeooo:paragraph-rsid="00145028"/>
    </style:style>
    <style:style style:name="P3" style:family="paragraph" style:parent-style-name="Standard">
      <style:text-properties officeooo:rsid="00162d65" officeooo:paragraph-rsid="00162d65"/>
    </style:style>
    <style:style style:name="P4" style:family="paragraph" style:parent-style-name="Standard">
      <style:text-properties officeooo:rsid="0017c6af" officeooo:paragraph-rsid="0017c6af"/>
    </style:style>
    <style:style style:name="P5" style:family="paragraph" style:parent-style-name="Standard">
      <style:text-properties officeooo:rsid="0017c6af" officeooo:paragraph-rsid="001ceaa4"/>
    </style:style>
    <style:style style:name="P6" style:family="paragraph" style:parent-style-name="Standard">
      <style:text-properties fo:font-weight="bold" officeooo:rsid="0017c6af" officeooo:paragraph-rsid="0017c6af" style:font-weight-asian="bold" style:font-weight-complex="bold"/>
    </style:style>
    <style:style style:name="P7" style:family="paragraph" style:parent-style-name="Standard">
      <style:text-properties fo:font-weight="bold" officeooo:rsid="002394d5" officeooo:paragraph-rsid="002394d5" style:font-weight-asian="bold" style:font-weight-complex="bold"/>
    </style:style>
    <style:style style:name="P8" style:family="paragraph" style:parent-style-name="Standard">
      <style:text-properties fo:font-weight="bold" officeooo:rsid="0024e1f6" officeooo:paragraph-rsid="0024e1f6" style:font-weight-asian="bold" style:font-weight-complex="bold"/>
    </style:style>
    <style:style style:name="P9" style:family="paragraph" style:parent-style-name="Standard">
      <style:text-properties fo:font-weight="bold" officeooo:rsid="001ceaa4" officeooo:paragraph-rsid="001ceaa4" style:font-weight-asian="bold" style:font-weight-complex="bold"/>
    </style:style>
    <style:style style:name="P10" style:family="paragraph" style:parent-style-name="Standard">
      <style:text-properties fo:font-weight="bold" officeooo:rsid="0038bf21" officeooo:paragraph-rsid="0038bf21" style:font-weight-asian="bold" style:font-weight-complex="bold"/>
    </style:style>
    <style:style style:name="P11" style:family="paragraph" style:parent-style-name="Standard">
      <style:text-properties fo:font-weight="bold" officeooo:rsid="0038d5cc" officeooo:paragraph-rsid="0038d5cc" style:font-weight-asian="bold" style:font-weight-complex="bold"/>
    </style:style>
    <style:style style:name="P12" style:family="paragraph" style:parent-style-name="Standard">
      <style:text-properties fo:font-weight="bold" officeooo:rsid="003a230b" officeooo:paragraph-rsid="003a230b" style:font-weight-asian="bold" style:font-weight-complex="bold"/>
    </style:style>
    <style:style style:name="P13" style:family="paragraph" style:parent-style-name="Standard">
      <style:text-properties fo:font-weight="bold" officeooo:rsid="003cbb4c" officeooo:paragraph-rsid="003cbb4c" style:font-weight-asian="bold" style:font-weight-complex="bold"/>
    </style:style>
    <style:style style:name="P14" style:family="paragraph" style:parent-style-name="Standard">
      <style:text-properties fo:font-weight="bold" officeooo:rsid="003fff6b" officeooo:paragraph-rsid="003fff6b" style:font-weight-asian="bold" style:font-weight-complex="bold"/>
    </style:style>
    <style:style style:name="P15" style:family="paragraph" style:parent-style-name="Standard">
      <style:text-properties officeooo:rsid="001ae967" officeooo:paragraph-rsid="001ae967"/>
    </style:style>
    <style:style style:name="P16" style:family="paragraph" style:parent-style-name="Standard">
      <style:text-properties officeooo:rsid="001ceaa4" officeooo:paragraph-rsid="001ceaa4"/>
    </style:style>
    <style:style style:name="P17" style:family="paragraph" style:parent-style-name="Standard">
      <style:text-properties officeooo:rsid="001d42a4" officeooo:paragraph-rsid="001d42a4"/>
    </style:style>
    <style:style style:name="P18" style:family="paragraph" style:parent-style-name="Standard">
      <style:text-properties officeooo:rsid="001df32a" officeooo:paragraph-rsid="001df32a"/>
    </style:style>
    <style:style style:name="P19" style:family="paragraph" style:parent-style-name="Standard">
      <style:text-properties officeooo:rsid="001f69cd" officeooo:paragraph-rsid="001f69cd"/>
    </style:style>
    <style:style style:name="P20" style:family="paragraph" style:parent-style-name="Standard">
      <style:text-properties officeooo:rsid="002394d5" officeooo:paragraph-rsid="002394d5"/>
    </style:style>
    <style:style style:name="P21" style:family="paragraph" style:parent-style-name="Standard">
      <style:text-properties fo:font-weight="normal" officeooo:rsid="0024e1f6" officeooo:paragraph-rsid="0024e1f6" style:font-weight-asian="normal" style:font-weight-complex="normal"/>
    </style:style>
    <style:style style:name="P22" style:family="paragraph" style:parent-style-name="Standard">
      <style:text-properties fo:font-weight="normal" officeooo:rsid="00251710" officeooo:paragraph-rsid="00251710" style:font-weight-asian="normal" style:font-weight-complex="normal"/>
    </style:style>
    <style:style style:name="P23" style:family="paragraph" style:parent-style-name="Standard">
      <style:text-properties fo:font-weight="normal" officeooo:rsid="00265c33" officeooo:paragraph-rsid="00265c33" style:font-weight-asian="normal" style:font-weight-complex="normal"/>
    </style:style>
    <style:style style:name="P24" style:family="paragraph" style:parent-style-name="Standard">
      <style:text-properties fo:font-weight="normal" officeooo:rsid="003a230b" officeooo:paragraph-rsid="003a230b" style:font-weight-asian="normal" style:font-weight-complex="normal"/>
    </style:style>
    <style:style style:name="P25" style:family="paragraph" style:parent-style-name="Standard">
      <style:text-properties fo:font-weight="normal" officeooo:rsid="003afbea" officeooo:paragraph-rsid="003afbea" style:font-weight-asian="normal" style:font-weight-complex="normal"/>
    </style:style>
    <style:style style:name="P26" style:family="paragraph" style:parent-style-name="Standard">
      <style:text-properties fo:font-weight="normal" officeooo:rsid="003b4ec4" officeooo:paragraph-rsid="003b4ec4" style:font-weight-asian="normal" style:font-weight-complex="normal"/>
    </style:style>
    <style:style style:name="P27" style:family="paragraph" style:parent-style-name="Standard">
      <style:text-properties fo:font-weight="normal" officeooo:rsid="003cbb4c" officeooo:paragraph-rsid="003cbb4c" style:font-weight-asian="normal" style:font-weight-complex="normal"/>
    </style:style>
    <style:style style:name="P28" style:family="paragraph" style:parent-style-name="Standard">
      <style:text-properties fo:font-weight="normal" officeooo:rsid="003e768d" officeooo:paragraph-rsid="003e768d" style:font-weight-asian="normal" style:font-weight-complex="normal"/>
    </style:style>
    <style:style style:name="P29" style:family="paragraph" style:parent-style-name="Standard">
      <style:text-properties fo:font-weight="normal" officeooo:rsid="003fff6b" officeooo:paragraph-rsid="003fff6b" style:font-weight-asian="normal" style:font-weight-complex="normal"/>
    </style:style>
    <style:style style:name="P30" style:family="paragraph" style:parent-style-name="Standard">
      <style:text-properties fo:font-weight="normal" officeooo:rsid="004478dd" officeooo:paragraph-rsid="004478dd" style:font-weight-asian="normal" style:font-weight-complex="normal"/>
    </style:style>
    <style:style style:name="P31" style:family="paragraph" style:parent-style-name="Standard">
      <style:text-properties officeooo:rsid="0026cdc6" officeooo:paragraph-rsid="0026cdc6"/>
    </style:style>
    <style:style style:name="P32" style:family="paragraph" style:parent-style-name="Standard">
      <style:text-properties officeooo:rsid="00280fde" officeooo:paragraph-rsid="00280fde"/>
    </style:style>
    <style:style style:name="P33" style:family="paragraph" style:parent-style-name="Standard">
      <style:text-properties officeooo:rsid="0029d0d8" officeooo:paragraph-rsid="0029d0d8"/>
    </style:style>
    <style:style style:name="P34" style:family="paragraph" style:parent-style-name="Standard">
      <style:text-properties officeooo:rsid="002b2fa0" officeooo:paragraph-rsid="002b2fa0"/>
    </style:style>
    <style:style style:name="P35" style:family="paragraph" style:parent-style-name="Standard">
      <style:text-properties officeooo:rsid="002c205a" officeooo:paragraph-rsid="002c205a"/>
    </style:style>
    <style:style style:name="P36" style:family="paragraph" style:parent-style-name="Standard">
      <style:text-properties officeooo:rsid="002d247f" officeooo:paragraph-rsid="002d247f"/>
    </style:style>
    <style:style style:name="P37" style:family="paragraph" style:parent-style-name="Standard">
      <style:text-properties officeooo:rsid="002dcd32" officeooo:paragraph-rsid="002dcd32"/>
    </style:style>
    <style:style style:name="P38" style:family="paragraph" style:parent-style-name="Standard">
      <style:text-properties officeooo:rsid="002f56e8" officeooo:paragraph-rsid="002f56e8"/>
    </style:style>
    <style:style style:name="P39" style:family="paragraph" style:parent-style-name="Standard">
      <style:text-properties officeooo:rsid="0030d62e" officeooo:paragraph-rsid="0030d62e"/>
    </style:style>
    <style:style style:name="P40" style:family="paragraph" style:parent-style-name="Standard">
      <style:text-properties officeooo:rsid="00344f74" officeooo:paragraph-rsid="00344f74"/>
    </style:style>
    <style:style style:name="P41" style:family="paragraph" style:parent-style-name="Standard">
      <style:text-properties officeooo:rsid="0034805a" officeooo:paragraph-rsid="0034805a"/>
    </style:style>
    <style:style style:name="P42" style:family="paragraph" style:parent-style-name="Standard">
      <style:text-properties officeooo:rsid="00362109" officeooo:paragraph-rsid="00362109"/>
    </style:style>
    <style:style style:name="P43" style:family="paragraph" style:parent-style-name="Standard">
      <style:text-properties officeooo:rsid="0038bf21" officeooo:paragraph-rsid="0038bf21"/>
    </style:style>
    <style:style style:name="P44" style:family="paragraph" style:parent-style-name="Standard">
      <style:text-properties officeooo:rsid="003afbea" officeooo:paragraph-rsid="003afbea"/>
    </style:style>
    <style:style style:name="P45" style:family="paragraph" style:parent-style-name="Standard">
      <style:text-properties officeooo:rsid="003cbb4c" officeooo:paragraph-rsid="003cbb4c"/>
    </style:style>
    <style:style style:name="P46" style:family="paragraph" style:parent-style-name="Standard">
      <style:text-properties officeooo:rsid="003e768d" officeooo:paragraph-rsid="003e768d"/>
    </style:style>
    <style:style style:name="T1" style:family="text">
      <style:text-properties officeooo:rsid="0017c6af"/>
    </style:style>
    <style:style style:name="T2" style:family="text">
      <style:text-properties officeooo:rsid="001df32a"/>
    </style:style>
    <style:style style:name="T3" style:family="text">
      <style:text-properties officeooo:rsid="001f69cd"/>
    </style:style>
    <style:style style:name="T4" style:family="text">
      <style:text-properties officeooo:rsid="0021643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6a12e" style:font-weight-asian="bold" style:font-weight-complex="bold"/>
    </style:style>
    <style:style style:name="T7" style:family="text">
      <style:text-properties officeooo:rsid="0030d62e"/>
    </style:style>
    <style:style style:name="T8" style:family="text">
      <style:text-properties officeooo:rsid="0030d6e9"/>
    </style:style>
    <style:style style:name="T9" style:family="text">
      <style:text-properties officeooo:rsid="00326b15"/>
    </style:style>
    <style:style style:name="T10" style:family="text">
      <style:text-properties officeooo:rsid="0036a12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3b4ec4"/>
    </style:style>
    <style:style style:name="T13" style:family="text">
      <style:text-properties officeooo:rsid="003e768d"/>
    </style:style>
    <style:style style:name="T14" style:family="text">
      <style:text-properties officeooo:rsid="004106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огти</text:p>
      <text:p text:style-name="P1"/>
      <text:p text:style-name="P2">1) Инструкция по регистрации самозанятого</text:p>
      <text:p text:style-name="P3">может верстка страницы в редакторе JS?</text:p>
      <text:p text:style-name="P3">Единая таблица с макетами страниц</text:p>
      <text:p text:style-name="P3">Динамическое добавление шапки + футер (xslt)</text:p>
      <text:p text:style-name="P4">html_pages</text:p>
      <text:p text:style-name="P4">id - </text:p>
      <text:p text:style-name="P4">name</text:p>
      <text:p text:style-name="P4">content text</text:p>
      <text:p text:style-name="P4">Редактируется в редакторе.</text:p>
      <text:p text:style-name="P6">- Выбрать какой редактор, внедрить.</text:p>
      <text:p text:style-name="P4"/>
      <text:p text:style-name="P4">2) Таблица самозанятых. Мастеров</text:p>
      <text:p text:style-name="P4">Банк — поиск по БИК</text:p>
      <text:p text:style-name="P4"><text:tab/>р/с — проверка на правильность</text:p>
      <text:p text:style-name="P6">- Проверка ИНН самозанятого</text:p>
      <text:p text:style-name="P6">- Проверка р/с</text:p>
      <text:p text:style-name="P6">- Данные банка — единый сервис</text:p>
      <text:p text:style-name="P4"/>
      <text:p text:style-name="P4"/>
      <text:p text:style-name="P15">3) Проверка номера телефона. Отправка СМС. Предложение ввести код</text:p>
      <text:p text:style-name="P15">Контроль отправки не чаще чем Х секунд</text:p>
      <text:p text:style-name="P15"/>
      <text:p text:style-name="P16">Проверка почты. Отправк<text:span text:style-name="T3">а</text:span> ссылки. <text:span text:style-name="T3">Отработка перехода по ссылке. </text:span><text:span text:style-name="T4">Установка проверки, даты</text:span></text:p>
      <text:p text:style-name="P16"/>
      <text:p text:style-name="P16"/>
      <text:p text:style-name="P16"/>
      <text:p text:style-name="P20">4) Загрузка документов:</text:p>
      <text:p text:style-name="P20">- личного фото Выбор из галереии или снимок. <text:span text:style-name="T14">Нет только снимок</text:span></text:p>
      <text:p text:style-name="P20">- паспорта Выбор из галереии или снимок. <text:span text:style-name="T14">Можно</text:span></text:p>
      <text:p text:style-name="P20">- подпись</text:p>
      <text:p text:style-name="P7">Спросить</text:p>
      <text:p text:style-name="P7"/>
      <text:p text:style-name="P7"/>
      <text:p text:style-name="P21">5) Формирование договора аренды.</text:p>
      <text:p text:style-name="P21">Шаблон Ворд + подстановка, замена, ==&gt;&gt; PDF сохранить</text:p>
      <text:p text:style-name="P8">Найти шаблонизатор Word, отработать конвертацию Word →&gt; PDF</text:p>
      <text:p text:style-name="P8"/>
      <text:p text:style-name="P22">6) Акт приема передачи рабочего места.</text:p>
      <text:p text:style-name="P22">Формирование из Шаблона.</text:p>
      <text:p text:style-name="P23">Список оборудования. - <text:span text:style-name="T5">Он общий для всех?</text:span></text:p>
      <text:p text:style-name="P16"/>
      <text:p text:style-name="P16"/>
      <text:p text:style-name="P33">7) Админ проставляет салон.</text:p>
      <text:p text:style-name="P33">Админ получает уведомление <text:span text:style-name="T5">(куда?)</text:span> о новой регистрации</text:p>
      <text:p text:style-name="P34">Проверяет документы <text:span text:style-name="T5">(нужна какая то отметка?)</text:span></text:p>
      <text:p text:style-name="P35">Нужна отметка о просмотре карточки админом.</text:p>
      <text:p text:style-name="P16"/>
      <text:p text:style-name="P16"/>
      <text:p text:style-name="P16"/>
      <text:p text:style-name="P16"/>
      <text:p text:style-name="P39"><text:soft-page-break/>8) Как прописать настройки Wifi в телефоне для студии. <text:span text:style-name="T8">По QR коду, как-то</text:span></text:p>
      <text:p text:style-name="P39"/>
      <text:p text:style-name="P39"/>
      <text:p text:style-name="P40">9) Отражение факта выполнения работ</text:p>
      <text:p text:style-name="P41">Дата, фото</text:p>
      <text:p text:style-name="P39"/>
      <text:p text:style-name="P39"/>
      <text:p text:style-name="P43">10) Загрузка отчета о продажах. Формирование Акта с подписью.</text:p>
      <text:p text:style-name="P10">Нужен закрывающий чек. Загружать ссылку/сам чек</text:p>
      <text:p text:style-name="P11">Проверка при загрузке чека: ИНН самозанятого, сумма</text:p>
      <text:p text:style-name="P12">Закрытие отчета. Дата</text:p>
      <text:p text:style-name="P12"/>
      <text:p text:style-name="P24">11) Оплата самозанятому.</text:p>
      <text:p text:style-name="P24">Формирование п/п для банка</text:p>
      <text:p text:style-name="P25">Нужны наши реквизиты</text:p>
      <text:p text:style-name="P24"/>
      <text:p text:style-name="P39"/>
      <text:p text:style-name="P45">12) Расторжение клиентского договора. <text:span text:style-name="T13">Кнопка у админа, отдельное окно, дата</text:span></text:p>
      <text:p text:style-name="P46">Возможно параметры для акта. Оборудование из приема</text:p>
      <text:p text:style-name="P46">Формируется акт о расторжении</text:p>
      <text:p text:style-name="P46"/>
      <text:p text:style-name="P46"/>
      <text:p text:style-name="P45"/>
      <text:p text:style-name="P45"/>
      <text:p text:style-name="P45"/>
      <text:p text:style-name="P39"/>
      <text:p text:style-name="P39"/>
      <text:p text:style-name="P9">**************************************************************</text:p>
      <text:p text:style-name="P9">Объекты:</text:p>
      <text:p text:style-name="P16">1) <text:span text:style-name="T1">masters</text:span></text:p>
      <text:p text:style-name="P5">id</text:p>
      <text:p text:style-name="P5">name</text:p>
      <text:p text:style-name="P5">inn — проверка (сервер, клиент?)</text:p>
      <text:p text:style-name="P16">Расчетный счет — json</text:p>
      <text:p text:style-name="P19">Телефон</text:p>
      <text:p text:style-name="P19">Телефон проверен, дата проверки</text:p>
      <text:p text:style-name="P19">Мыло проверено, дата</text:p>
      <text:p text:style-name="P31">Список оборудования. Зафиксировать.</text:p>
      <text:p text:style-name="P31">Вознаграждение. Зафиксировать</text:p>
      <text:p text:style-name="P31">Салон</text:p>
      <text:p text:style-name="P45">Доступ запрещен</text:p>
      <text:p text:style-name="P19"/>
      <text:p text:style-name="P19"/>
      <text:p text:style-name="P37">Форма диалога:</text:p>
      <text:p text:style-name="P37">Личные данные (фото, паспорт), ФИО, Телефон (возможность смены), мыло возможность смены) — сбросить проверку при изменении, <text:span text:style-name="T9">подпись — возможность поменять</text:span></text:p>
      <text:p text:style-name="P37">Банк — возможность смены</text:p>
      <text:p text:style-name="P37">Салон (не редактируется)</text:p>
      <text:p text:style-name="P37">Фото — закладка, все фото по датам</text:p>
      <text:p text:style-name="P37">Оплаты — все оплаты</text:p>
      <text:p text:style-name="P38">Документы — Договор и тд</text:p>
      <text:p text:style-name="P38"/>
      <text:p text:style-name="P38"><text:soft-page-break/></text:p>
      <text:p text:style-name="P37"/>
      <text:p text:style-name="P19"/>
      <text:p text:style-name="P19"/>
      <text:p text:style-name="P5"/>
      <text:p text:style-name="P16">2) Банки. Отдельный сервис</text:p>
      <text:p text:style-name="P16"/>
      <text:p text:style-name="P17">3) Вложения любых документов</text:p>
      <text:p text:style-name="P17"/>
      <text:p text:style-name="P17">4) Страницы html</text:p>
      <text:p text:style-name="P17"/>
      <text:p text:style-name="P17">5) <text:span text:style-name="T2">Шаблоны писем</text:span></text:p>
      <text:p text:style-name="P17"/>
      <text:p text:style-name="P18">6) Шаблоны SMS</text:p>
      <text:p text:style-name="P18"/>
      <text:p text:style-name="P31">7) Список оборудования. Для шаблона</text:p>
      <text:p text:style-name="P14">По салонам?</text:p>
      <text:p text:style-name="P31"/>
      <text:p text:style-name="P31">8) Порядок вознаграждения. Для шаблона</text:p>
      <text:p text:style-name="P18"/>
      <text:p text:style-name="P31">9) Справочник салонов</text:p>
      <text:p text:style-name="P32">Наименование, адрес, <text:span text:style-name="T7">настройки Wifi</text:span></text:p>
      <text:p text:style-name="P44"><text:span text:style-name="T12">Ю</text:span>ридическое лицо - ссылка</text:p>
      <text:p text:style-name="P32"/>
      <text:p text:style-name="P36">10) Фото работ мастера.</text:p>
      <text:p text:style-name="P36"/>
      <text:p text:style-name="P36">11) Оплаты работ из загрузки</text:p>
      <text:p text:style-name="P36"/>
      <text:p text:style-name="P42">12) Выполнение работ</text:p>
      <text:p text:style-name="P42">Мастер, салон, дата, фото, <text:span text:style-name="T6">(работа?)</text:span></text:p>
      <text:p text:style-name="P29"><text:span text:style-name="T10">В</text:span>ыбор из списка</text:p>
      <text:p text:style-name="P42"><text:span text:style-name="T6"/></text:p>
      <text:p text:style-name="P26"><text:span text:style-name="T10">1</text:span>3) Список юридических лиц</text:p>
      <text:p text:style-name="P26">Наименование</text:p>
      <text:p text:style-name="P26">ИНН</text:p>
      <text:p text:style-name="P26">Банк — обязательно</text:p>
      <text:p text:style-name="P26"/>
      <text:p text:style-name="P26"/>
      <text:p text:style-name="P27">14) Рейтинги</text:p>
      <text:p text:style-name="P27">Дата, Мастер, рейтинг</text:p>
      <text:p text:style-name="P13">Отзыв или что?</text:p>
      <text:p text:style-name="P13"/>
      <text:p text:style-name="P13"/>
      <text:p text:style-name="P28">15) Взаимоотношения с мастером</text:p>
      <text:p text:style-name="P28">Дата, состояние</text:p>
      <text:p text:style-name="P28">Перечисление:</text:p>
      <text:p text:style-name="P28">- Создан</text:p>
      <text:p text:style-name="P28">- Проверен</text:p>
      <text:p text:style-name="P28">- Договор заключен</text:p>
      <text:p text:style-name="P28">- Договор расторжен</text:p>
      <text:p text:style-name="P28"/>
      <text:p text:style-name="P28"/>
      <text:p text:style-name="P28"><text:soft-page-break/></text:p>
      <text:p text:style-name="P30">Сервисы:</text:p>
      <text:p text:style-name="P30">1) Шаблоны документов. Трансформации</text:p>
      <text:p text:style-name="P30"/>
      <text:p text:style-name="P30">2) Банки</text:p>
      <text:p text:style-name="P30"/>
      <text:p text:style-name="P30">3) Вложения в БД, превью</text:p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0:03:55.600393858</meta:creation-date>
    <dc:date>2023-11-10T12:12:40.736333069</dc:date>
    <meta:editing-duration>PT1H32M36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4" meta:paragraph-count="103" meta:word-count="421" meta:character-count="2939" meta:non-whitespace-character-count="2607"/>
  </office:meta>
</office:document-meta>
</file>